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6.348cm"/>
    </style:style>
    <style:style style:name="Table1.D" style:family="table-column">
      <style:table-column-properties style:column-width="5.3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96cm" table:align="left"/>
    </style:style>
    <style:style style:name="Table2.A" style:family="table-column">
      <style:table-column-properties style:column-width="2.831cm"/>
    </style:style>
    <style:style style:name="Table2.B" style:family="table-column">
      <style:table-column-properties style:column-width="2.043cm"/>
    </style:style>
    <style:style style:name="Table2.C" style:family="table-column">
      <style:table-column-properties style:column-width="6.918cm"/>
    </style:style>
    <style:style style:name="Table2.D" style:family="table-column">
      <style:table-column-properties style:column-width="3.70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496cm" table:align="left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043cm"/>
    </style:style>
    <style:style style:name="Table3.C" style:family="table-column">
      <style:table-column-properties style:column-width="6.918cm"/>
    </style:style>
    <style:style style:name="Table3.D" style:family="table-column">
      <style:table-column-properties style:column-width="3.7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251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043cm"/>
    </style:style>
    <style:style style:name="Table4.C" style:family="table-column">
      <style:table-column-properties style:column-width="6.126cm"/>
    </style:style>
    <style:style style:name="Table4.D" style:family="table-column">
      <style:table-column-properties style:column-width="4.25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593cm"/>
    </style:style>
    <style:style style:name="Table5.B" style:family="table-column">
      <style:table-column-properties style:column-width="2.032cm"/>
    </style:style>
    <style:style style:name="Table5.C" style:family="table-column">
      <style:table-column-properties style:column-width="5.708cm"/>
    </style:style>
    <style:style style:name="Table5.D" style:family="table-column">
      <style:table-column-properties style:column-width="4.667cm"/>
    </style:style>
    <style:style style:name="Table5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base Schema Documentation</text:h>
      <text:h text:style-name="Heading_20_2" text:outline-level="2">Users Table</text:h>
      <text:p text:style-name="Text_20_body">This table stores user information, including authentication details and password reset tokens.</text:p>
      <text:p text:style-name="Text_20_body"><text:span text:style-name="Strong_20_Emphasis">Table Name:</text:span> <text:span text:style-name="Source_20_Text">us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184858942976">
            <table:table-cell table:style-name="Table1.A1" office:value-type="string">
              <text:p text:style-name="Table_20_Heading">Column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Constraints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184858942976"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PRIMARY KEY, AUTOINCREMENT</text:p>
          </table:table-cell>
          <table:table-cell table:style-name="Table1.A1" office:value-type="string">
            <text:p text:style-name="Table_20_Contents">Unique user ID</text:p>
          </table:table-cell>
        </table:table-row>
        <table:table-row table:style-name="TableLine94184858942976">
          <table:table-cell table:style-name="Table1.A1" office:value-type="string">
            <text:p text:style-name="Table_20_Contents">username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NOT NULL</text:p>
          </table:table-cell>
          <table:table-cell table:style-name="Table1.A1" office:value-type="string">
            <text:p text:style-name="Table_20_Contents">User's name</text:p>
          </table:table-cell>
        </table:table-row>
        <table:table-row table:style-name="TableLine94184858942976"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UNIQUE, NOT NULL</text:p>
          </table:table-cell>
          <table:table-cell table:style-name="Table1.A1" office:value-type="string">
            <text:p text:style-name="Table_20_Contents">User's email</text:p>
          </table:table-cell>
        </table:table-row>
        <table:table-row table:style-name="TableLine94184858942976"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NOT NULL</text:p>
          </table:table-cell>
          <table:table-cell table:style-name="Table1.A1" office:value-type="string">
            <text:p text:style-name="Table_20_Contents">Encrypted user password</text:p>
          </table:table-cell>
        </table:table-row>
        <table:table-row table:style-name="TableLine94184858942976">
          <table:table-cell table:style-name="Table1.A1" office:value-type="string">
            <text:p text:style-name="Table_20_Contents">reset_token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NULLABLE</text:p>
          </table:table-cell>
          <table:table-cell table:style-name="Table1.A1" office:value-type="string">
            <text:p text:style-name="Table_20_Contents">Token for password reset</text:p>
          </table:table-cell>
        </table:table-row>
        <table:table-row table:style-name="TableLine94184858942976">
          <table:table-cell table:style-name="Table1.A1" office:value-type="string">
            <text:p text:style-name="Table_20_Contents">reset_token_expiry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NULLABLE</text:p>
          </table:table-cell>
          <table:table-cell table:style-name="Table1.A1" office:value-type="string">
            <text:p text:style-name="Table_20_Contents">Expiry timestamp for reset token</text:p>
          </table:table-cell>
        </table:table-row>
      </table:table>
      <text:p text:style-name="Horizontal_20_Line"/>
      <text:h text:style-name="Heading_20_2" text:outline-level="2">Admins Table</text:h>
      <text:p text:style-name="Text_20_body">Stores information about regular administrators.</text:p>
      <text:p text:style-name="Text_20_body"><text:span text:style-name="Strong_20_Emphasis">Table Name:</text:span> <text:span text:style-name="Source_20_Text">admin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4184864566256">
            <table:table-cell table:style-name="Table2.A1" office:value-type="string">
              <text:p text:style-name="Table_20_Heading">Column Name</text:p>
            </table:table-cell>
            <table:table-cell table:style-name="Table2.A1" office:value-type="string">
              <text:p text:style-name="Table_20_Heading">Data Type</text:p>
            </table:table-cell>
            <table:table-cell table:style-name="Table2.A1" office:value-type="string">
              <text:p text:style-name="Table_20_Heading">Constraints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4184864566256"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PRIMARY KEY, AUTOINCREMENT</text:p>
          </table:table-cell>
          <table:table-cell table:style-name="Table2.A1" office:value-type="string">
            <text:p text:style-name="Table_20_Contents">Unique admin ID</text:p>
          </table:table-cell>
        </table:table-row>
        <table:table-row table:style-name="TableLine94184864566256">
          <table:table-cell table:style-name="Table2.A1" office:value-type="string">
            <text:p text:style-name="Table_20_Contents">usernam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  <table:table-cell table:style-name="Table2.A1" office:value-type="string">
            <text:p text:style-name="Table_20_Contents">Admin's name</text:p>
          </table:table-cell>
        </table:table-row>
        <table:table-row table:style-name="TableLine94184864566256"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UNIQUE, NOT NULL</text:p>
          </table:table-cell>
          <table:table-cell table:style-name="Table2.A1" office:value-type="string">
            <text:p text:style-name="Table_20_Contents">Admin's email</text:p>
          </table:table-cell>
        </table:table-row>
        <table:table-row table:style-name="TableLine94184864566256"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  <table:table-cell table:style-name="Table2.A1" office:value-type="string">
            <text:p text:style-name="Table_20_Contents">Encrypted password</text:p>
          </table:table-cell>
        </table:table-row>
      </table:table>
      <text:p text:style-name="Horizontal_20_Line"/>
      <text:h text:style-name="Heading_20_2" text:outline-level="2">Master Admins Table</text:h>
      <text:p text:style-name="Text_20_body">Stores information about master administrators with full system access.</text:p>
      <text:p text:style-name="Text_20_body"><text:span text:style-name="Strong_20_Emphasis">Table Name:</text:span> <text:span text:style-name="Source_20_Text">master_admin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94184804157072">
            <table:table-cell table:style-name="Table3.A1" office:value-type="string">
              <text:p text:style-name="Table_20_Heading">Column Name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A1" office:value-type="string">
              <text:p text:style-name="Table_20_Heading">Constraints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4184804157072"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PRIMARY KEY, AUTOINCREMENT</text:p>
          </table:table-cell>
          <table:table-cell table:style-name="Table3.A1" office:value-type="string">
            <text:p text:style-name="Table_20_Contents">Unique admin ID</text:p>
          </table:table-cell>
        </table:table-row>
        <table:table-row table:style-name="TableLine94184804157072">
          <table:table-cell table:style-name="Table3.A1" office:value-type="string">
            <text:p text:style-name="Table_20_Contents">username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NOT NULL</text:p>
          </table:table-cell>
          <table:table-cell table:style-name="Table3.A1" office:value-type="string">
            <text:p text:style-name="Table_20_Contents">Admin's name</text:p>
          </table:table-cell>
        </table:table-row>
        <table:table-row table:style-name="TableLine94184804157072">
          <table:table-cell table:style-name="Table3.A1" office:value-type="string">
            <text:p text:style-name="Table_20_Contents">email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UNIQUE, NOT NULL</text:p>
          </table:table-cell>
          <table:table-cell table:style-name="Table3.A1" office:value-type="string">
            <text:p text:style-name="Table_20_Contents">Admin's email</text:p>
          </table:table-cell>
        </table:table-row>
        <table:table-row table:style-name="TableLine94184804157072">
          <table:table-cell table:style-name="Table3.A1" office:value-type="string">
            <text:p text:style-name="Table_20_Contents">password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NOT NULL</text:p>
          </table:table-cell>
          <table:table-cell table:style-name="Table3.A1" office:value-type="string">
            <text:p text:style-name="Table_20_Contents">Encrypted password</text:p>
          </table:table-cell>
        </table:table-row>
      </table:table>
      <text:p text:style-name="Horizontal_20_Line"/>
      <text:h text:style-name="Heading_20_2" text:outline-level="2">Subscriptions Table</text:h>
      <text:p text:style-name="Text_20_body">Stores subscription details for users.</text:p>
      <text:p text:style-name="Text_20_body"><text:soft-page-break/><text:span text:style-name="Strong_20_Emphasis">Table Name:</text:span> <text:span text:style-name="Source_20_Text">subscription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184802819584">
            <table:table-cell table:style-name="Table4.A1" office:value-type="string">
              <text:p text:style-name="Table_20_Heading">Column Name</text:p>
            </table:table-cell>
            <table:table-cell table:style-name="Table4.A1" office:value-type="string">
              <text:p text:style-name="Table_20_Heading">Data Type</text:p>
            </table:table-cell>
            <table:table-cell table:style-name="Table4.A1" office:value-type="string">
              <text:p text:style-name="Table_20_Heading">Constraints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 table:style-name="TableLine94184802819584">
          <table:table-cell table:style-name="Table4.A1" office:value-type="string">
            <text:p text:style-name="Table_20_Contents">user_id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PRIMARY KEY, FOREIGN KEY</text:p>
          </table:table-cell>
          <table:table-cell table:style-name="Table4.A1" office:value-type="string">
            <text:p text:style-name="Table_20_Contents">Reference to user ID</text:p>
          </table:table-cell>
        </table:table-row>
        <table:table-row table:style-name="TableLine94184802819584">
          <table:table-cell table:style-name="Table4.A1" office:value-type="string">
            <text:p text:style-name="Table_20_Contents">plan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NOT NULL</text:p>
          </table:table-cell>
          <table:table-cell table:style-name="Table4.A1" office:value-type="string">
            <text:p text:style-name="Table_20_Contents">Subscription plan name</text:p>
          </table:table-cell>
        </table:table-row>
        <table:table-row table:style-name="TableLine94184802819584">
          <table:table-cell table:style-name="Table4.A1" office:value-type="string">
            <text:p text:style-name="Table_20_Contents">created_on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NOT NULL</text:p>
          </table:table-cell>
          <table:table-cell table:style-name="Table4.A1" office:value-type="string">
            <text:p text:style-name="Table_20_Contents">Subscription start date</text:p>
          </table:table-cell>
        </table:table-row>
        <table:table-row table:style-name="TableLine94184802819584">
          <table:table-cell table:style-name="Table4.A1" office:value-type="string">
            <text:p text:style-name="Table_20_Contents">expiring_on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NOT NULL</text:p>
          </table:table-cell>
          <table:table-cell table:style-name="Table4.A1" office:value-type="string">
            <text:p text:style-name="Table_20_Contents">Subscription end date</text:p>
          </table:table-cell>
        </table:table-row>
        <table:table-row table:style-name="TableLine94184802819584">
          <table:table-cell table:style-name="Table4.A1" office:value-type="string">
            <text:p text:style-name="Table_20_Contents">status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NOT NULL</text:p>
          </table:table-cell>
          <table:table-cell table:style-name="Table4.A1" office:value-type="string">
            <text:p text:style-name="Table_20_Contents">Subscription status</text:p>
          </table:table-cell>
        </table:table-row>
      </table:table>
      <text:p text:style-name="Horizontal_20_Line"/>
      <text:h text:style-name="Heading_20_2" text:outline-level="2">Complaints Table</text:h>
      <text:p text:style-name="Text_20_body">Stores complaints submitted by users, including personal and professional details.</text:p>
      <text:p text:style-name="Text_20_body"><text:span text:style-name="Strong_20_Emphasis">Table Name:</text:span> <text:span text:style-name="Source_20_Text">complaint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4184804061312">
            <table:table-cell table:style-name="Table5.A1" office:value-type="string">
              <text:p text:style-name="Table_20_Heading">Column Name</text:p>
            </table:table-cell>
            <table:table-cell table:style-name="Table5.A1" office:value-type="string">
              <text:p text:style-name="Table_20_Heading">Data Type</text:p>
            </table:table-cell>
            <table:table-cell table:style-name="Table5.A1" office:value-type="string">
              <text:p text:style-name="Table_20_Heading">Constraints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 table:style-name="TableLine94184804061312"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PRIMARY KEY, AUTOINCREMENT</text:p>
          </table:table-cell>
          <table:table-cell table:style-name="Table5.A1" office:value-type="string">
            <text:p text:style-name="Table_20_Contents">Unique complaint ID</text:p>
          </table:table-cell>
        </table:table-row>
        <table:table-row table:style-name="TableLine94184804061312">
          <table:table-cell table:style-name="Table5.A1" office:value-type="string">
            <text:p text:style-name="Table_20_Contents">full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User's full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last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User's last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adhar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Aadhar card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voter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Voter ID</text:p>
          </table:table-cell>
        </table:table-row>
        <table:table-row table:style-name="TableLine94184804061312">
          <table:table-cell table:style-name="Table5.A1" office:value-type="string">
            <text:p text:style-name="Table_20_Contents">phno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Phone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hno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House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cit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City of residence</text:p>
          </table:table-cell>
        </table:table-row>
        <table:table-row table:style-name="TableLine94184804061312">
          <table:table-cell table:style-name="Table5.A1" office:value-type="string">
            <text:p text:style-name="Table_20_Contents">mandal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Mandal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district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District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stat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State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countr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Country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pincod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Postal code</text:p>
          </table:table-cell>
        </table:table-row>
        <table:table-row table:style-name="TableLine94184804061312">
          <table:table-cell table:style-name="Table5.A1" office:value-type="string">
            <text:p text:style-name="Table_20_Contents">professionCategor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Profession category</text:p>
          </table:table-cell>
        </table:table-row>
        <table:table-row table:style-name="TableLine94184804061312">
          <table:table-cell table:style-name="Table5.A1" office:value-type="string">
            <text:p text:style-name="Table_20_Contents">mainProfession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Main profession</text:p>
          </table:table-cell>
        </table:table-row>
        <table:table-row table:style-name="TableLine94184804061312">
          <table:table-cell table:style-name="Table5.A1" office:value-type="string">
            <text:p text:style-name="Table_20_Contents">subProfession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Sub profession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Name of the organization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cit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Organization city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phon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Organization phone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pincod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Organization postal code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email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Organization email</text:p>
          </table:table-cell>
        </table:table-row>
        <table:table-row table:style-name="TableLine94184804061312">
          <table:table-cell table:style-name="Table5.A1" office:value-type="string">
            <text:p text:style-name="Table_20_Contents">organization_sourceTyp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Organization source type</text:p>
          </table:table-cell>
        </table:table-row>
        <table:table-row table:style-name="TableLine94184804061312">
          <table:table-cell table:style-name="Table5.A1" office:value-type="string">
            <text:p text:style-name="Table_20_Contents">business_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Business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business_cit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Business city</text:p>
          </table:table-cell>
        </table:table-row>
        <table:table-row table:style-name="TableLine94184804061312">
          <table:table-cell table:style-name="Table5.A1" office:value-type="string">
            <text:p text:style-name="Table_20_Contents">business_phon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Business phone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business_pincod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Business postal code</text:p>
          </table:table-cell>
        </table:table-row>
        <table:table-row table:style-name="TableLine94184804061312">
          <table:table-cell table:style-name="Table5.A1" office:value-type="string">
            <text:p text:style-name="Table_20_Contents">business_email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Business email</text:p>
          </table:table-cell>
        </table:table-row>
        <text:soft-page-break/>
        <table:table-row table:style-name="TableLine94184804061312">
          <table:table-cell table:style-name="Table5.A1" office:value-type="string">
            <text:p text:style-name="Table_20_Contents">farming_land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Farming land area</text:p>
          </table:table-cell>
        </table:table-row>
        <table:table-row table:style-name="TableLine94184804061312">
          <table:table-cell table:style-name="Table5.A1" office:value-type="string">
            <text:p text:style-name="Table_20_Contents">farming_buffalo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Number of buffaloes</text:p>
          </table:table-cell>
        </table:table-row>
        <table:table-row table:style-name="TableLine94184804061312">
          <table:table-cell table:style-name="Table5.A1" office:value-type="string">
            <text:p text:style-name="Table_20_Contents">farming_ox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Number of oxen</text:p>
          </table:table-cell>
        </table:table-row>
        <table:table-row table:style-name="TableLine94184804061312">
          <table:table-cell table:style-name="Table5.A1" office:value-type="string">
            <text:p text:style-name="Table_20_Contents">farming_cows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Number of cows</text:p>
          </table:table-cell>
        </table:table-row>
        <table:table-row table:style-name="TableLine94184804061312">
          <table:table-cell table:style-name="Table5.A1" office:value-type="string">
            <text:p text:style-name="Table_20_Contents">student_categor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Student category</text:p>
          </table:table-cell>
        </table:table-row>
        <table:table-row table:style-name="TableLine94184804061312">
          <table:table-cell table:style-name="Table5.A1" office:value-type="string">
            <text:p text:style-name="Table_20_Contents">student_institution_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Institution name</text:p>
          </table:table-cell>
        </table:table-row>
        <table:table-row table:style-name="TableLine94184804061312">
          <table:table-cell table:style-name="Table5.A1" office:value-type="string">
            <text:p text:style-name="Table_20_Contents">student_institution_city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Institution city</text:p>
          </table:table-cell>
        </table:table-row>
        <table:table-row table:style-name="TableLine94184804061312">
          <table:table-cell table:style-name="Table5.A1" office:value-type="string">
            <text:p text:style-name="Table_20_Contents">student_institution_phon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Institution phone number</text:p>
          </table:table-cell>
        </table:table-row>
        <table:table-row table:style-name="TableLine94184804061312">
          <table:table-cell table:style-name="Table5.A1" office:value-type="string">
            <text:p text:style-name="Table_20_Contents">student_institution_pincod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Institution postal code</text:p>
          </table:table-cell>
        </table:table-row>
        <table:table-row table:style-name="TableLine94184804061312">
          <table:table-cell table:style-name="Table5.A1" office:value-type="string">
            <text:p text:style-name="Table_20_Contents">problemCategories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Complaint categories</text:p>
          </table:table-cell>
        </table:table-row>
        <table:table-row table:style-name="TableLine94184804061312">
          <table:table-cell table:style-name="Table5.A1" office:value-type="string">
            <text:p text:style-name="Table_20_Contents">problemDescriptions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Description of the problem</text:p>
          </table:table-cell>
        </table:table-row>
        <table:table-row table:style-name="TableLine94184804061312">
          <table:table-cell table:style-name="Table5.A1" office:value-type="string">
            <text:p text:style-name="Table_20_Contents">status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ABLE</text:p>
          </table:table-cell>
          <table:table-cell table:style-name="Table5.A1" office:value-type="string">
            <text:p text:style-name="Table_20_Contents">Current status of the complaint</text:p>
          </table:table-cell>
        </table:table-row>
      </table:table>
      <text:p text:style-name="Text_20_body">This document provides a structured overview of the database schema for managing users, admins, subscriptions, and complaints effectivel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09:03:04.033642092</meta:creation-date>
    <dc:date>2025-02-16T09:03:52.178320755</dc:date>
    <meta:editing-duration>PT48S</meta:editing-duration>
    <meta:editing-cycles>1</meta:editing-cycles>
    <meta:document-statistic meta:table-count="5" meta:image-count="0" meta:object-count="0" meta:page-count="3" meta:paragraph-count="269" meta:word-count="472" meta:character-count="3382" meta:non-whitespace-character-count="3179"/>
    <meta:generator>LibreOffice/6.4.7.2$Linux_X86_64 LibreOffice_project/40$Build-2</meta:generator>
  </office:meta>
</office:document-meta>
</file>